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7ac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">Ferramentas</text:span> </text:h>
      <text:p text:style-name="P1">• Impressora 3d; </text:p>
      <text:p text:style-name="P1">• Multímetro. </text:p>
      <text:h text:style-name="Heading_20_1" text:outline-level="1">Recursos Construção Mecânica</text:h>
      <text:p text:style-name="P1">• 9x Parafuso M4 cabeça chata 20mm; </text:p>
      <text:p text:style-name="P1">• 1x Parafuso M4 cabeça chata 26mm; </text:p>
      <text:p text:style-name="P1">• 1x Parafuso M4 cabeça chata 90mm; </text:p>
      <text:p text:style-name="P1">• ?m Filamento ??</text:p>
      <text:h text:style-name="Heading_20_1" text:outline-level="1">Recursos Construção Eletrônica</text:h>
      <text:p text:style-name="P1">N = número de controles </text:p>
      <text:p text:style-name="P1">• (N+1)x Arduino Mini 3.3v (modelo Pro opcional); </text:p>
      <text:p text:style-name="P1">• (N+1)x Placa de proteção de bateria 18650 BMS 1 S 3 A 4.2v; </text:p>
      <text:p text:style-name="P1">• (N+1)x Módulo de rádio nRF24; </text:p>
      <text:p text:style-name="P1">• 1x Módulo Bluetooth hc 06 ou hc 05; </text:p>
      <text:p text:style-name="P1">• 5x Motor DC; </text:p>
      <text:p text:style-name="P1">• 5x Transistor NPN que suporte 8.4v e 2A (opção: BC368); </text:p>
      <text:p text:style-name="P1">• 3x Resistor 220Ohms; </text:p>
      <text:p text:style-name="P1">• (N+1)x Conector para fonte de celular; </text:p>
      <text:p text:style-name="P1">• Chave Táctil (Push Button); </text:p>
      <text:p text:style-name="P1">• Baterias Li-ion 18650; </text:p>
      <text:p text:style-name="P1">• Conversor USB Serial TT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2pt" style:font-weight-asian="bold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8-18T14:49:05.303000000</dc:date>
    <meta:editing-duration>PT4S</meta:editing-duration>
    <meta:editing-cycles>1</meta:editing-cycles>
    <meta:document-statistic meta:table-count="0" meta:image-count="0" meta:object-count="0" meta:page-count="1" meta:paragraph-count="21" meta:word-count="119" meta:character-count="652" meta:non-whitespace-character-count="536"/>
  </office:meta>
</office:document-meta>
</file>